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d2cd" officeooo:paragraph-rsid="0000d2cd"/>
    </style:style>
    <style:style style:name="T1" style:family="text">
      <style:text-properties officeooo:rsid="0002a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original map is 4:3 oriented, effectively, because that was the size of the screen. <text:s/>It had 11 rows and 13 columns. <text:s/>Each map cell is not exactly square, it's actually a slight rectangle.</text:p>
      <text:p text:style-name="P1"/>
      <text:p text:style-name="P1">Motion seems uniform, though, so is truly just based on pixel speed.</text:p>
      <text:p text:style-name="P1"/>
      <text:p text:style-name="P1">Map cell size and sprite size don't have to be uniform. <text:s/></text:p>
      <text:p text:style-name="P1"/>
      <text:p text:style-name="P1">Assume a screen width of 640 pixels (scale up/down). <text:s/>10 columns is probably reasonable giving 64 pixels available per column. <text:s/>14 rows will give us roughly the same size of screen. <text:s text:c="2"/>This will take 640x896 for square cells, but let's go with a 4:3 ratio in the size of the cells, giving us 64x48 per cell and a map which is 672 high.</text:p>
      <text:p text:style-name="P1"/>
      <text:p text:style-name="P1">On Android 480x800 the map will be 480*504?</text:p>
      <text:p text:style-name="P1"/>
      <text:p text:style-name="P1">This might be too squashed, we'll see. <text:s/>We also might want more rows or space. </text:p>
      <text:p text:style-name="P1"/>
      <text:p text:style-name="P1">The snake sprites can take roughly half the width of a column, so let's try 32x32 bodies, plus glow. <text:s/>But for an 8 bit look we might design them at 16x16 and upscale them before adding the glow.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5b93205-6e6b3fc-7830f6d-c08ad66-1d9bf4</meta:generator>
    <dc:date>2013-11-25T12:29:23.03</dc:date>
    <meta:document-statistic meta:table-count="0" meta:image-count="0" meta:object-count="0" meta:page-count="1" meta:paragraph-count="7" meta:word-count="181" meta:character-count="968" meta:non-whitespace-character-count="781"/>
    <meta:user-defined meta:name="Info 1"/>
    <meta:user-defined meta:name="Info 2"/>
    <meta:user-defined meta:name="Info 3"/>
    <meta:user-defined meta:name="Info 4"/>
  </office:meta>
</office:document-meta>
</file>